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63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66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73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8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13:06:26.733694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6-15T13:42:21.856273854</dc:date>
    <dc:creator>DavidA </dc:creator>
    <meta:editing-duration>P1DT2H39M7S</meta:editing-duration>
    <meta:editing-cycles>86</meta:editing-cycles>
    <meta:generator>LibreOffice/6.0.7.3$Linux_X86_64 LibreOffice_project/00m0$Build-3</meta:generator>
    <meta:document-statistic meta:table-count="1" meta:cell-count="483" meta:object-count="0"/>
  </office:meta>
</office:document-meta>
</file>